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C00000068E64E5B2085704665.png" manifest:media-type="image/png"/>
  <manifest:file-entry manifest:full-path="Pictures/10000201000000EC000000658B6AEEB1073E624B.png" manifest:media-type="image/png"/>
  <manifest:file-entry manifest:full-path="Pictures/10000201000000EE00000063115E3EBB273C857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c41" officeooo:paragraph-rsid="0003bc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39:</text:p>
      <text:p text:style-name="P1"><draw:frame draw:style-name="fr2" draw:name="Image1" text:anchor-type="paragraph" svg:width="6.244cm" svg:height="2.752cm" draw:z-index="0"><draw:image xlink:href="Pictures/10000201000000EC00000068E64E5B208570466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Code128: </text:p>
      <text:p text:style-name="P1"/>
      <text:p text:style-name="P1"><draw:frame draw:style-name="fr1" draw:name="Image2" text:anchor-type="paragraph" svg:x="5.673cm" svg:y="0.079cm" svg:width="6.244cm" svg:height="2.672cm" draw:z-index="1"><draw:image xlink:href="Pictures/10000201000000EC000000658B6AEEB1073E62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5.646cm" svg:y="1.106cm" svg:width="6.297cm" svg:height="2.619cm" draw:z-index="2"><draw:image xlink:href="Pictures/10000201000000EE00000063115E3EBB273C8575.png" xlink:type="simple" xlink:show="embed" xlink:actuate="onLoad" loext:mime-type="image/png"/></draw:frame>ITF: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0-03T13:16:31.898000000</meta:creation-date>
    <dc:date>2024-10-03T13:23:57.038000000</dc:date>
    <meta:editing-duration>PT7M25S</meta:editing-duration>
    <meta:editing-cycles>2</meta:editing-cycles>
    <meta:generator>LibreOffice/6.3.2.2$Windows_X86_64 LibreOffice_project/98b30e735bda24bc04ab42594c85f7fd8be07b9c</meta:generator>
    <meta:document-statistic meta:table-count="0" meta:image-count="3" meta:object-count="0" meta:page-count="1" meta:paragraph-count="3" meta:word-count="4" meta:character-count="23" meta:non-whitespace-character-count="19"/>
  </office:meta>
</office:document-meta>
</file>